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02020" draw:textarea-horizontal-align="justify" draw:textarea-vertical-align="middle" draw:auto-grow-height="false" fo:min-height="14.942cm" fo:min-width="14.692cm"/>
    </style:style>
    <style:style style:name="gr2" style:family="graphic" style:parent-style-name="standard">
      <style:graphic-properties draw:stroke="none" draw:fill-color="#202020" draw:textarea-horizontal-align="justify" draw:textarea-vertical-align="middle" draw:auto-grow-height="false" fo:min-height="9.35cm" fo:min-width="3.75cm"/>
    </style:style>
    <style:style style:name="gr3" style:family="graphic" style:parent-style-name="standard">
      <style:graphic-properties draw:stroke="none" svg:stroke-width="0.05cm" svg:stroke-color="#333333" draw:marker-start-width="0.355cm" draw:marker-end-width="0.355cm" draw:fill="solid" draw:fill-color="#ffffff" draw:textarea-horizontal-align="justify" draw:textarea-vertical-align="middle" draw:auto-grow-height="false" fo:min-height="8.8cm" fo:min-width="3.2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333333" draw:marker-start-width="0.355cm" draw:marker-end-width="0.355cm" draw:fill="gradient" draw:fill-color="#729fcf" draw:fill-gradient-name="Sfumatura_20_1c" draw:textarea-horizontal-align="justify" draw:textarea-vertical-align="middle" draw:auto-grow-height="false" fo:min-height="1.952cm" fo:min-width="2.402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333333" draw:marker-start-width="0.355cm" draw:marker-end-width="0.355cm" draw:fill="gradient" draw:fill-gradient-name="Sfumatura_20_1c" draw:textarea-horizontal-align="justify" draw:textarea-vertical-align="middle" draw:auto-grow-height="false" fo:min-height="1.952cm" fo:min-width="2.402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202020" draw:textarea-horizontal-align="justify" draw:textarea-vertical-align="middle" draw:auto-grow-height="false" fo:min-height="7.7cm" fo:min-width="6.4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2cm" fo:min-width="5.9cm"/>
    </style:style>
    <style:style style:name="gr8" style:family="graphic" style:parent-style-name="standard">
      <style:graphic-properties draw:stroke="none" draw:fill="gradient" draw:fill-gradient-name="Sfumatura_20_1c" draw:textarea-horizontal-align="justify" draw:textarea-vertical-align="middle" draw:auto-grow-height="false" fo:min-height="5.1cm" fo:min-width="5.1cm"/>
    </style:style>
    <style:style style:name="P1" style:family="paragraph">
      <loext:graphic-properties draw:fill="solid" draw:fill-color="#202020"/>
      <style:paragraph-properties fo:text-align="center"/>
    </style:style>
    <style:style style:name="P2" style:family="paragraph">
      <loext:graphic-properties draw:fill-color="#20202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gradient" draw:fill-color="#729fcf" draw:fill-gradient-name="Sfumatura_20_1c"/>
      <style:paragraph-properties fo:text-align="center"/>
    </style:style>
    <style:style style:name="P5" style:family="paragraph">
      <loext:graphic-properties draw:fill="gradient" draw:fill-gradient-name="Sfumatura_20_1c"/>
      <style:paragraph-properties fo:text-align="center"/>
    </style:style>
  </office:automatic-styles>
  <office:body>
    <office:drawing>
      <draw:page draw:name="page1" draw:style-name="dp1" draw:master-page-name="Predefinito">
        <draw:custom-shape draw:style-name="gr1" draw:text-style-name="P1" draw:layer="layout" svg:width="16cm" svg:height="16cm" svg:x="2.5cm" svg:y="2.191cm">
          <text:p/>
          <draw:enhanced-geometry svg:viewBox="0 0 21600 21600" draw:path-stretchpoint-x="10800" draw:path-stretchpoint-y="10800" draw:text-areas="?f3 ?f4 ?f5 ?f6" draw:type="round-rectangle" draw:modifiers="1313.46790825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2" draw:layer="layout" svg:width="4.25cm" svg:height="9.6cm" draw:transform="rotate (-0.146607657167524) translate (12.053cm 3.914cm)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3" draw:layer="layout" svg:width="3.75cm" svg:height="9.1cm" draw:transform="rotate (-0.146607657167524) translate (12.264cm 4.19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4" draw:layer="layout" svg:width="3.05cm" svg:height="2.35cm" draw:transform="rotate (-0.146607657167524) translate (12.521cm 4.928cm)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555.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3.05cm" svg:height="2.35cm" draw:transform="rotate (-0.146607657167524) translate (12.127cm 7.593cm)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555.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3.05cm" svg:height="2.35cm" draw:transform="rotate (-0.146607657167524) translate (11.734cm 10.258cm)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555.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>
            <draw:custom-shape draw:style-name="gr2" draw:text-style-name="P2" draw:layer="layout" svg:width="4.25cm" svg:height="9.6cm" svg:x="9.552cm" svg:y="5.12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3" draw:layer="layout" svg:width="3.75cm" svg:height="9.1cm" svg:x="9.802cm" svg:y="5.3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4" draw:layer="layout" svg:width="3.05cm" svg:height="2.35cm" svg:x="10.163cm" svg:y="6.058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555.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3.05cm" svg:height="2.35cm" svg:x="10.163cm" svg:y="8.752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555.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3.05cm" svg:height="2.35cm" svg:x="10.163cm" svg:y="11.445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555.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>
            <draw:custom-shape draw:style-name="gr6" draw:text-style-name="P2" draw:layer="layout" svg:width="6.9cm" svg:height="7.95cm" draw:transform="rotate (0.160570291183478) translate (4.744cm 8.62cm)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7" draw:text-style-name="P3" draw:layer="layout" svg:width="6.4cm" svg:height="7.45cm" draw:transform="rotate (0.160570291183478) translate (5.026cm 8.797cm)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5" draw:layer="layout" svg:width="5.6cm" svg:height="5.35cm" draw:transform="rotate (0.160570291183478) translate (5.485cm 9.128cm)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fumatura_20_1c" draw:display-name="Sfumatura 1c" draw:style="linear" draw:start-color="#b3b3b3" draw:end-color="#000000" draw:start-intensity="100%" draw:end-intensity="100%" draw:angle="13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5:14:26.994390841</meta:creation-date>
    <dc:date>2019-08-26T15:51:53.513260504</dc:date>
    <meta:editing-duration>PT6M29S</meta:editing-duration>
    <meta:editing-cycles>2</meta:editing-cycles>
    <meta:generator>LibreOffice/5.2.7.2$Linux_X86_64 LibreOffice_project/20m0$Build-2</meta:generator>
    <meta:document-statistic meta:object-count="21"/>
  </office:meta>
</office:document-meta>
</file>